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8F999D312673D0B063.png" manifest:media-type="image/png"/>
  <manifest:file-entry manifest:full-path="Pictures/10000001000002440000008FAA9DD9F8A9619620.png" manifest:media-type="image/png"/>
  <manifest:file-entry manifest:full-path="Pictures/100000010000024A0000008FAD9D139BFDAE667C.png" manifest:media-type="image/png"/>
  <manifest:file-entry manifest:full-path="Pictures/10000001000002440000008FA329934211D7F92F.png" manifest:media-type="image/png"/>
  <manifest:file-entry manifest:full-path="Pictures/10000001000002440000008F6DBAA67793C5DBFA.png" manifest:media-type="image/png"/>
  <manifest:file-entry manifest:full-path="Pictures/10000001000002440000008F224822AE78E2336B.png" manifest:media-type="image/png"/>
  <manifest:file-entry manifest:full-path="Pictures/10000001000002440000008FB3DD3373D5E23A00.png" manifest:media-type="image/png"/>
  <manifest:file-entry manifest:full-path="Pictures/10000001000002240000008FC506E71727D69314.png" manifest:media-type="image/png"/>
  <manifest:file-entry manifest:full-path="Pictures/10000001000002440000008F844D223E733D0CAF.png" manifest:media-type="image/png"/>
  <manifest:file-entry manifest:full-path="Pictures/10000001000002240000008F74820F6FDDD067F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f10" officeooo:paragraph-rsid="0006af10"/>
    </style:style>
    <style:style style:name="T1" style:family="text">
      <style:text-properties officeooo:rsid="0007a1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lts submitted by: Anubhav Jana (22M<text:span text:style-name="T1">2</text:span>109)</text:p>
      <text:p text:style-name="Standard"><draw:frame draw:style-name="fr1" draw:name="Image2" text:anchor-type="char" svg:x="-0.178cm" svg:y="0.064cm" svg:width="8.701cm" svg:height="3.784cm" draw:z-index="0"><draw:image xlink:href="Pictures/10000001000002240000008F74820F6FDDD067FE.png" xlink:type="simple" xlink:show="embed" xlink:actuate="onLoad" draw:mime-type="image/png"/></draw:frame><draw:frame draw:style-name="fr1" draw:name="Image8" text:anchor-type="char" svg:x="8.924cm" svg:y="-0.079cm" svg:width="8.991cm" svg:height="3.784cm" draw:z-index="6"><draw:image xlink:href="Pictures/10000001000002440000008F844D223E733D0CA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 text:c="10"/></text:p>
      <text:p text:style-name="Standard"><text:s text:c="8"/></text:p>
      <text:p text:style-name="Standard"><draw:frame draw:style-name="fr1" draw:name="Image3" text:anchor-type="char" svg:x="-0.166cm" svg:y="1.143cm" svg:width="8.562cm" svg:height="3.784cm" draw:z-index="1"><draw:image xlink:href="Pictures/10000001000002240000008FC506E71727D69314.png" xlink:type="simple" xlink:show="embed" xlink:actuate="onLoad" draw:mime-type="image/png"/></draw:frame><text:s text:c="6"/><draw:frame draw:style-name="fr1" draw:name="Image7" text:anchor-type="char" svg:x="8.791cm" svg:y="5.265cm" svg:width="9.262cm" svg:height="3.784cm" draw:z-index="5"><draw:image xlink:href="Pictures/10000001000002440000008F224822AE78E2336B.png" xlink:type="simple" xlink:show="embed" xlink:actuate="onLoad" draw:mime-type="image/png"/></draw:frame><draw:frame draw:style-name="fr1" draw:name="Image1" text:anchor-type="char" svg:x="8.818cm" svg:y="1.085cm" svg:width="9.183cm" svg:height="3.784cm" draw:z-index="7"><draw:image xlink:href="Pictures/10000001000002440000008F6DBAA67793C5DBFA.png" xlink:type="simple" xlink:show="embed" xlink:actuate="onLoad" draw:mime-type="image/png"/></draw:frame><text:s/><draw:frame draw:style-name="fr1" draw:name="Image4" text:anchor-type="char" svg:x="-0.337cm" svg:y="5.202cm" svg:width="8.707cm" svg:height="3.784cm" draw:z-index="2"><draw:image xlink:href="Pictures/10000001000002440000008FB3DD3373D5E23A00.png" xlink:type="simple" xlink:show="embed" xlink:actuate="onLoad" draw:mime-type="image/png"/></draw:frame><draw:frame draw:style-name="fr1" draw:name="Image5" text:anchor-type="char" svg:x="-0.51cm" svg:y="9.382cm" svg:width="8.853cm" svg:height="3.784cm" draw:z-index="3"><draw:image xlink:href="Pictures/10000001000002440000008FA329934211D7F92F.png" xlink:type="simple" xlink:show="embed" xlink:actuate="onLoad" draw:mime-type="image/png"/></draw:frame><draw:frame draw:style-name="fr1" draw:name="Image6" text:anchor-type="char" svg:x="8.791cm" svg:y="9.275cm" svg:width="9.262cm" svg:height="3.784cm" draw:z-index="4"><draw:image xlink:href="Pictures/10000001000002440000008FAA9DD9F8A9619620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-0.669cm" svg:y="0.328cm" svg:width="9.012cm" svg:height="3.784cm" draw:z-index="8"><draw:image xlink:href="Pictures/10000001000002440000008F999D312673D0B063.png" xlink:type="simple" xlink:show="embed" xlink:actuate="onLoad" draw:mime-type="image/png"/></draw:frame></text:p>
      <text:p text:style-name="Standard"><text:s text:c="4"/><draw:frame draw:style-name="fr1" draw:name="Image10" text:anchor-type="char" svg:x="8.791cm" svg:y="0cm" svg:width="9.209cm" svg:height="3.57cm" draw:z-index="9"><draw:image xlink:href="Pictures/100000010000024A0000008FAD9D139BFDAE66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23:17:09.574622759</meta:creation-date>
    <dc:date>2023-01-17T23:36:29.558146115</dc:date>
    <meta:editing-duration>PT18M16S</meta:editing-duration>
    <meta:editing-cycles>3</meta:editing-cycles>
    <meta:generator>LibreOffice/7.4.2.3$Linux_X86_64 LibreOffice_project/40$Build-3</meta:generator>
    <meta:document-statistic meta:table-count="0" meta:image-count="10" meta:object-count="0" meta:page-count="1" meta:paragraph-count="5" meta:word-count="6" meta:character-count="74" meta:non-whitespace-character-count="39"/>
  </office:meta>
</office:document-meta>
</file>